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58cm" fo:min-width="2.33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644cm" fo:min-width="1.09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474cm" fo:min-width="2.22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solid" draw:fill-color="#00a933" draw:textarea-horizontal-align="justify" draw:textarea-vertical-align="middle" draw:auto-grow-height="false" fo:min-height="0.644cm" fo:min-width="1.094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a933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4cm" svg:x="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4cm" svg:height="3cm" svg:x="4.3cm" svg:y="4.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4cm" svg:height="4cm" svg:x="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cm" svg:height="3cm" svg:x="4.3cm" svg:y="9.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3:42:43.159000000</meta:creation-date>
    <meta:generator>LibreOffice/6.1.0.3$Windows_x86 LibreOffice_project/efb621ed25068d70781dc026f7e9c5187a4decd1</meta:generator>
    <dc:date>2019-11-26T12:25:35.716000000</dc:date>
    <meta:editing-duration>PT14M34S</meta:editing-duration>
    <meta:editing-cycles>5</meta:editing-cycles>
    <meta:document-statistic meta:object-count="4"/>
  </office:meta>
</office:document-meta>
</file>